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4aea" officeooo:paragraph-rsid="00014aea"/>
    </style:style>
    <style:style style:name="P2" style:family="paragraph" style:parent-style-name="Standard">
      <style:text-properties officeooo:rsid="00032ff8" officeooo:paragraph-rsid="00032f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la buenas.</text:p>
      <text:p text:style-name="P1"/>
      <text:p text:style-name="P2">Tus Muert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3T08:26:24.546798520</meta:creation-date>
    <dc:date>2018-09-13T08:34:55.170969380</dc:date>
    <meta:editing-duration>PT38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4" meta:character-count="24" meta:non-whitespace-character-count="22"/>
  </office:meta>
</office:document-meta>
</file>